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f you’re aiming to impress for a <text:span text:style-name="Strong_20_Emphasis">kids &amp; teens coding tutor</text:span> role, your portfolio should do two things at once:</text:p>
      <text:list text:style-name="L1">
        <text:list-item>
          <text:p text:style-name="P1"><text:span text:style-name="Strong_20_Emphasis">Show your technical skills</text:span> in HTML, CSS, and JavaScript.</text:p>
        </text:list-item>
        <text:list-item>
          <text:p text:style-name="P1"><text:span text:style-name="Strong_20_Emphasis">Show that you can design projects that are engaging, age-appropriate, and beginner-friendly</text:span>.</text:p>
        </text:list-item>
      </text:list>
      <text:p text:style-name="Text_20_body">Here’s a portfolio plan with <text:span text:style-name="Strong_20_Emphasis">project ideas</text:span> that will stand out for that job:</text:p>
      <text:p text:style-name="Horizontal_20_Line"/>
      <text:h text:style-name="Heading_20_2" text:outline-level="2"><text:span text:style-name="Strong_20_Emphasis">1. Fun, Interactive Mini-Games</text:span></text:h>
      <text:p text:style-name="Text_20_body">These show that you can make coding fun for younger learners.</text:p>
      <text:list text:style-name="L2">
        <text:list-item>
          <text:p text:style-name="P2"><text:span text:style-name="Strong_20_Emphasis">Click the Balloon</text:span><text:line-break/>Balloons float up the screen, and the player pops them by clicking. Uses DOM events, CSS animation, and JS for scoring.</text:p>
        </text:list-item>
        <text:list-item>
          <text:p text:style-name="P2"><text:span text:style-name="Strong_20_Emphasis">Rock, Paper, Scissors</text:span><text:line-break/>Simple game logic, player choice via buttons, random computer choice, and score tracking.</text:p>
        </text:list-item>
        <text:list-item>
          <text:p text:style-name="P2"><text:span text:style-name="Strong_20_Emphasis">Memory Card Game</text:span><text:line-break/>Flip two cards at a time to find a match. Great to show loops, arrays, and conditional logic.</text:p>
        </text:list-item>
      </text:list>
      <text:p text:style-name="Horizontal_20_Line"/>
      <text:h text:style-name="Heading_20_2" text:outline-level="2"><text:span text:style-name="Strong_20_Emphasis">2. Creative, Customizable Web Apps</text:span></text:h>
      <text:p text:style-name="Text_20_body">Show how students can express themselves with code.</text:p>
      <text:list text:style-name="L3">
        <text:list-item>
          <text:p text:style-name="P3"><text:span text:style-name="Strong_20_Emphasis">Digital Pet</text:span><text:line-break/>A Tamagotchi-like pet whose mood changes based on button clicks (“Feed”, “Play”, “Sleep”).</text:p>
        </text:list-item>
        <text:list-item>
          <text:p text:style-name="P3"><text:span text:style-name="Strong_20_Emphasis">Avatar Builder</text:span><text:line-break/>Users pick hair, eyes, clothes, and background to create their own avatar. Uses dropdowns/radio buttons with CSS changes.</text:p>
        </text:list-item>
        <text:list-item>
          <text:p text:style-name="P3"><text:span text:style-name="Strong_20_Emphasis">Virtual Greeting Card Maker</text:span><text:line-break/>Let users add text, images, and colors to create a personalized card.</text:p>
        </text:list-item>
      </text:list>
      <text:p text:style-name="Horizontal_20_Line"/>
      <text:h text:style-name="Heading_20_2" text:outline-level="2"><text:span text:style-name="Strong_20_Emphasis">3. Visual, Interactive Learning Tools</text:span></text:h>
      <text:p text:style-name="Text_20_body">These prove you can make educational projects fun.</text:p>
      <text:list text:style-name="L4">
        <text:list-item>
          <text:p text:style-name="P4"><text:span text:style-name="Strong_20_Emphasis">Times Table Quiz</text:span><text:line-break/>Generates random multiplication questions and tracks the score.</text:p>
        </text:list-item>
        <text:list-item>
          <text:p text:style-name="P4"><text:span text:style-name="Strong_20_Emphasis">Typing Speed Tester</text:span><text:line-break/>Displays random words, measures typing speed &amp; accuracy.</text:p>
        </text:list-item>
        <text:list-item>
          <text:p text:style-name="P4"><text:soft-page-break/><text:span text:style-name="Strong_20_Emphasis">Color Mixing Lab</text:span><text:line-break/>Sliders to mix RGB colors and see the result — fun for teaching CSS colors.</text:p>
        </text:list-item>
      </text:list>
      <text:p text:style-name="Horizontal_20_Line"/>
      <text:h text:style-name="Heading_20_2" text:outline-level="2"><text:span text:style-name="Strong_20_Emphasis">4. Storytelling / Interactive Fiction</text:span></text:h>
      <text:p text:style-name="Text_20_body">Helps teach branching logic and creativity.</text:p>
      <text:list text:style-name="L5">
        <text:list-item>
          <text:p text:style-name="P5"><text:span text:style-name="Strong_20_Emphasis">Choose-Your-Own-Adventure Story</text:span><text:line-break/>Uses buttons or links for choices that lead to different story outcomes.</text:p>
        </text:list-item>
        <text:list-item>
          <text:p text:style-name="P5"><text:span text:style-name="Strong_20_Emphasis">Comic Strip Maker</text:span><text:line-break/>Drag-and-drop comic panels with text bubbles.</text:p>
        </text:list-item>
      </text:list>
      <text:p text:style-name="Horizontal_20_Line"/>
      <text:h text:style-name="Heading_20_2" text:outline-level="2"><text:span text:style-name="Strong_20_Emphasis">5. Simple but Impressive Visual Effects</text:span></text:h>
      <text:p text:style-name="Text_20_body">These make HTML/CSS feel “magical” for kids.</text:p>
      <text:list text:style-name="L6">
        <text:list-item>
          <text:p text:style-name="P6"><text:span text:style-name="Strong_20_Emphasis">Starfield Animation</text:span> (CSS/JS animation)<text:line-break/>Moving stars in the background.</text:p>
        </text:list-item>
        <text:list-item>
          <text:p text:style-name="P6"><text:span text:style-name="Strong_20_Emphasis">Fireworks on Click</text:span><text:line-break/>CSS particles triggered on mouse clicks.</text:p>
        </text:list-item>
        <text:list-item>
          <text:p text:style-name="P6"><text:span text:style-name="Strong_20_Emphasis">Emoji Rain</text:span><text:line-break/>Random emoji falling down the page.</text:p>
        </text:list-item>
      </text:list>
      <text:p text:style-name="Horizontal_20_Line"/>
      <text:h text:style-name="Heading_20_3" text:outline-level="3"><text:span text:style-name="Strong_20_Emphasis">Portfolio Tips for a Tutoring Job</text:span></text:h>
      <text:list text:style-name="L7">
        <text:list-item>
          <text:p text:style-name="P7"><text:span text:style-name="Strong_20_Emphasis">Explain each project in kid-friendly terms</text:span> on your site.<text:line-break/>For example: <text:span text:style-name="Emphasis">“This game teaches how computers make decisions.”</text:span></text:p>
        </text:list-item>
        <text:list-item>
          <text:p text:style-name="P7"><text:span text:style-name="Strong_20_Emphasis">Include a “How I’d teach this” section</text:span> for each project to show your teaching thought process.</text:p>
        </text:list-item>
        <text:list-item>
          <text:p text:style-name="P7">Use <text:span text:style-name="Strong_20_Emphasis">bright colors, playful fonts, and fun themes</text:span> to show you understand the audience.</text:p>
        </text:list-item>
        <text:list-item>
          <text:p text:style-name="P7">Make them <text:span text:style-name="Strong_20_Emphasis">interactive demos + code links</text:span> (CodePen or GitHub Pages).</text:p>
        </text:list-item>
        <text:list-item>
          <text:p text:style-name="P7">If possible, <text:span text:style-name="Strong_20_Emphasis">record a short video</text:span> explaining one project like you would to a student.</text:p>
        </text:list-item>
      </text:list>
      <text:p text:style-name="Horizontal_20_Line"/>
      <text:p text:style-name="Text_20_body">If you’d like, I can put together a <text:span text:style-name="Strong_20_Emphasis">ready-to-use portfolio project roadmap</text:span> with code snippets for each of these so you can start building right away. That way, you’ll have 6–8 polished, kid-friendly projects to showcas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8:40:38.763357390</meta:creation-date>
    <dc:date>2025-08-11T18:43:27.802519512</dc:date>
    <meta:editing-duration>PT2M49S</meta:editing-duration>
    <meta:editing-cycles>1</meta:editing-cycles>
    <meta:document-statistic meta:table-count="0" meta:image-count="0" meta:object-count="0" meta:page-count="2" meta:paragraph-count="35" meta:word-count="459" meta:character-count="2769" meta:non-whitespace-character-count="2366"/>
    <meta:generator>LibreOffice/24.2.7.2$Linux_X86_64 LibreOffice_project/420$Build-2</meta:generator>
  </office:meta>
</office:document-meta>
</file>